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fo:font-size="12pt" fo:language="en" fo:country="US" officeooo:rsid="0025afd1" officeooo:paragraph-rsid="0025afd1" style:font-size-asian="12pt" style:font-size-complex="12pt"/>
    </style:style>
    <style:style style:name="P2" style:family="paragraph" style:parent-style-name="Standard">
      <style:paragraph-properties fo:line-height="200%" fo:text-align="end" style:justify-single-word="false"/>
      <style:text-properties fo:font-size="12pt" fo:language="en" fo:country="US" officeooo:rsid="0025afd1" officeooo:paragraph-rsid="0029fb79" style:font-size-asian="12pt" style:font-size-complex="12pt"/>
    </style:style>
    <style:style style:name="P3" style:family="paragraph" style:parent-style-name="Standard">
      <style:paragraph-properties fo:line-height="200%" fo:text-align="end" style:justify-single-word="false"/>
      <style:text-properties fo:font-size="12pt" fo:language="en" fo:country="US" officeooo:rsid="0025afd1" officeooo:paragraph-rsid="002e628c" style:font-size-asian="12pt" style:font-size-complex="12pt"/>
    </style:style>
    <style:style style:name="P4" style:family="paragraph" style:parent-style-name="Standard">
      <style:paragraph-properties fo:line-height="200%" fo:text-align="end" style:justify-single-word="false"/>
      <style:text-properties fo:font-size="12pt" fo:language="en" fo:country="US" officeooo:rsid="001e09d6" officeooo:paragraph-rsid="001e09d6" style:font-size-asian="12pt" style:font-size-complex="12pt"/>
    </style:style>
    <style:style style:name="P5" style:family="paragraph" style:parent-style-name="Standard">
      <style:paragraph-properties fo:line-height="200%" fo:text-align="end" style:justify-single-word="false"/>
      <style:text-properties fo:font-size="12pt" fo:language="en" fo:country="US" officeooo:rsid="001e09d6" officeooo:paragraph-rsid="0029fb79" style:font-size-asian="12pt" style:font-size-complex="12pt"/>
    </style:style>
    <style:style style:name="P6" style:family="paragraph" style:parent-style-name="Standard">
      <style:paragraph-properties fo:line-height="200%" fo:text-align="end" style:justify-single-word="false"/>
      <style:text-properties fo:font-size="12pt" fo:language="en" fo:country="US" officeooo:rsid="001e09d6" officeooo:paragraph-rsid="002e628c" style:font-size-asian="12pt" style:font-size-complex="12pt"/>
    </style:style>
    <style:style style:name="P7" style:family="paragraph" style:parent-style-name="Standard">
      <style:paragraph-properties fo:line-height="200%" fo:text-align="end" style:justify-single-word="false"/>
      <style:text-properties fo:font-size="12pt" fo:language="en" fo:country="US" officeooo:rsid="00284b51" officeooo:paragraph-rsid="00284b51" style:font-size-asian="12pt" style:font-size-complex="12pt"/>
    </style:style>
    <style:style style:name="P8" style:family="paragraph" style:parent-style-name="Standard">
      <style:paragraph-properties fo:line-height="200%" fo:text-align="end" style:justify-single-word="false"/>
      <style:text-properties fo:font-size="12pt" fo:language="en" fo:country="US" officeooo:rsid="00284b51" officeooo:paragraph-rsid="0029fb7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officeooo:rsid="001fdb86" officeooo:paragraph-rsid="001fdb8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officeooo:rsid="001fdb86" officeooo:paragraph-rsid="0029fb7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officeooo:rsid="001fdb86" officeooo:paragraph-rsid="0034132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en" fo:country="US" officeooo:rsid="001fdb86" officeooo:paragraph-rsid="0037537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en" fo:country="US" officeooo:rsid="001fdb86" officeooo:paragraph-rsid="003b65f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US" officeooo:rsid="001fdb86" officeooo:paragraph-rsid="003dd67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language="en" fo:country="US" officeooo:rsid="001fdb86" officeooo:paragraph-rsid="0045017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officeooo:rsid="001fdb86" officeooo:paragraph-rsid="00484bc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US" officeooo:rsid="001fdb86" officeooo:paragraph-rsid="004fe3c0" style:font-size-asian="12pt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fo:font-size="12pt" fo:language="en" fo:country="US" officeooo:rsid="001fdb86" officeooo:paragraph-rsid="002194af" style:font-size-asian="12pt" style:font-size-complex="12pt"/>
    </style:style>
    <style:style style:name="P19" style:family="paragraph" style:parent-style-name="Standard">
      <style:paragraph-properties fo:line-height="100%" fo:text-align="start" style:justify-single-word="false"/>
      <style:text-properties fo:font-size="12pt" fo:language="en" fo:country="US" officeooo:rsid="001fdb86" officeooo:paragraph-rsid="00223ed3" style:font-size-asian="12pt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fo:font-size="12pt" fo:language="en" fo:country="US" officeooo:rsid="001fdb86" officeooo:paragraph-rsid="0023652e" style:font-size-asian="12pt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fo:font-size="12pt" fo:language="en" fo:country="US" officeooo:rsid="001fdb86" officeooo:paragraph-rsid="0029fb79" style:font-size-asian="12pt" style:font-size-complex="12pt"/>
    </style:style>
    <style:style style:name="P22" style:family="paragraph" style:parent-style-name="Standard">
      <style:paragraph-properties fo:line-height="100%" fo:text-align="start" style:justify-single-word="false"/>
      <style:text-properties fo:font-size="12pt" fo:language="en" fo:country="US" officeooo:rsid="001fdb86" officeooo:paragraph-rsid="003bf6c1" style:font-size-asian="12pt" style:font-size-complex="12pt"/>
    </style:style>
    <style:style style:name="P23" style:family="paragraph" style:parent-style-name="Standard">
      <style:paragraph-properties fo:line-height="100%" fo:text-align="start" style:justify-single-word="false"/>
      <style:text-properties fo:font-size="12pt" fo:language="en" fo:country="US" officeooo:rsid="001fdb86" officeooo:paragraph-rsid="00409d73" style:font-size-asian="12pt" style:font-size-complex="12pt"/>
    </style:style>
    <style:style style:name="P24" style:family="paragraph" style:parent-style-name="Standard">
      <style:paragraph-properties fo:line-height="100%" fo:text-align="start" style:justify-single-word="false"/>
      <style:text-properties fo:font-size="12pt" fo:language="en" fo:country="US" officeooo:rsid="001fdb86" officeooo:paragraph-rsid="0041b891" style:font-size-asian="12pt" style:font-size-complex="12pt"/>
    </style:style>
    <style:style style:name="P25" style:family="paragraph" style:parent-style-name="Standard">
      <style:paragraph-properties fo:line-height="100%" fo:text-align="start" style:justify-single-word="false"/>
      <style:text-properties fo:font-size="12pt" fo:language="en" fo:country="US" officeooo:rsid="001fdb86" officeooo:paragraph-rsid="004732fb" style:font-size-asian="12pt" style:font-size-complex="12pt"/>
    </style:style>
    <style:style style:name="P26" style:family="paragraph" style:parent-style-name="Standard">
      <style:paragraph-properties fo:line-height="100%" fo:text-align="start" style:justify-single-word="false"/>
      <style:text-properties fo:font-size="12pt" fo:language="en" fo:country="US" officeooo:rsid="001fdb86" officeooo:paragraph-rsid="0051578d" style:font-size-asian="12pt" style:font-size-complex="12pt"/>
    </style:style>
    <style:style style:name="P27" style:family="paragraph" style:parent-style-name="Standard">
      <style:paragraph-properties fo:line-height="200%" fo:text-align="start" style:justify-single-word="false"/>
      <style:text-properties fo:font-size="12pt" fo:language="en" fo:country="US" officeooo:rsid="001fdb86" officeooo:paragraph-rsid="002a7d40" style:font-size-asian="12pt" style:font-size-complex="12pt"/>
    </style:style>
    <style:style style:name="P28" style:family="paragraph" style:parent-style-name="Standard">
      <style:paragraph-properties fo:line-height="200%" fo:text-align="start" style:justify-single-word="false"/>
      <style:text-properties fo:font-size="12pt" fo:language="en" fo:country="US" officeooo:rsid="001fdb86" officeooo:paragraph-rsid="00333c80" style:font-size-asian="12pt" style:font-size-complex="12pt"/>
    </style:style>
    <style:style style:name="P29" style:family="paragraph" style:parent-style-name="Standard">
      <style:paragraph-properties fo:line-height="200%" fo:text-align="start" style:justify-single-word="false"/>
      <style:text-properties fo:font-size="12pt" fo:language="en" fo:country="US" officeooo:rsid="001fdb86" officeooo:paragraph-rsid="003dd67c" style:font-size-asian="12pt" style:font-size-complex="12pt"/>
    </style:style>
    <style:style style:name="P30" style:family="paragraph" style:parent-style-name="Standard">
      <style:paragraph-properties fo:line-height="200%" fo:text-align="start" style:justify-single-word="false"/>
      <style:text-properties fo:font-size="12pt" fo:language="en" fo:country="US" officeooo:rsid="001fdb86" officeooo:paragraph-rsid="0045017e" style:font-size-asian="12pt" style:font-size-complex="12pt"/>
    </style:style>
    <style:style style:name="P31" style:family="paragraph" style:parent-style-name="Standard">
      <style:paragraph-properties fo:line-height="200%" fo:text-align="start" style:justify-single-word="false"/>
      <style:text-properties fo:font-size="12pt" fo:language="en" fo:country="US" officeooo:rsid="001fdb86" officeooo:paragraph-rsid="00484bc9" style:font-size-asian="12pt" style:font-size-complex="12pt"/>
    </style:style>
    <style:style style:name="P32" style:family="paragraph" style:parent-style-name="Standard">
      <style:paragraph-properties fo:line-height="200%" fo:text-align="start" style:justify-single-word="false"/>
      <style:text-properties fo:font-size="12pt" fo:language="en" fo:country="US" officeooo:rsid="001fdb86" officeooo:paragraph-rsid="004fe3c0" style:font-size-asian="12pt" style:font-size-complex="12pt"/>
    </style:style>
    <style:style style:name="P33" style:family="paragraph" style:parent-style-name="Standard">
      <style:paragraph-properties fo:line-height="200%" fo:text-align="start" style:justify-single-word="false"/>
      <style:text-properties fo:font-size="12pt" fo:language="en" fo:country="US" officeooo:rsid="002194af" officeooo:paragraph-rsid="002194af" style:font-size-asian="12pt" style:font-size-complex="12pt"/>
    </style:style>
    <style:style style:name="P34" style:family="paragraph" style:parent-style-name="Standard">
      <style:paragraph-properties fo:line-height="200%" fo:text-align="start" style:justify-single-word="false"/>
      <style:text-properties fo:font-size="12pt" fo:language="en" fo:country="US" officeooo:rsid="002194af" officeooo:paragraph-rsid="003b65fe" style:font-size-asian="12pt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fo:font-size="12pt" fo:language="en" fo:country="US" officeooo:rsid="00223ed3" officeooo:paragraph-rsid="00223ed3" style:font-size-asian="12pt" style:font-size-complex="12pt"/>
    </style:style>
    <style:style style:name="P36" style:family="paragraph" style:parent-style-name="Standard">
      <style:paragraph-properties fo:line-height="100%" fo:text-align="center" style:justify-single-word="false"/>
      <style:text-properties fo:font-size="12pt" fo:language="en" fo:country="US" officeooo:rsid="0023aa52" officeooo:paragraph-rsid="0023aa52" style:font-size-asian="12pt" style:font-size-complex="12pt"/>
    </style:style>
    <style:style style:name="P37" style:family="paragraph" style:parent-style-name="Standard">
      <style:paragraph-properties fo:line-height="200%" fo:text-align="start" style:justify-single-word="false"/>
      <style:text-properties fo:font-size="12pt" fo:language="en" fo:country="US" officeooo:rsid="002a7d40" officeooo:paragraph-rsid="002a7d40" style:font-size-asian="12pt" style:font-size-complex="12pt"/>
    </style:style>
    <style:style style:name="P38" style:family="paragraph" style:parent-style-name="Standard">
      <style:paragraph-properties fo:line-height="100%" fo:text-align="start" style:justify-single-word="false"/>
      <style:text-properties fo:font-size="12pt" fo:language="en" fo:country="US" officeooo:rsid="002a7d40" officeooo:paragraph-rsid="002a7d40" style:font-size-asian="12pt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fo:language="en" fo:country="US" officeooo:rsid="002a7d40" officeooo:paragraph-rsid="002cd7b8" style:font-size-asian="12pt" style:font-size-complex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fo:language="en" fo:country="US" officeooo:rsid="002c7a1b" officeooo:paragraph-rsid="002cd7b8" style:font-size-asian="12pt" style:font-size-complex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fo:language="en" fo:country="US" officeooo:rsid="002c7a1b" officeooo:paragraph-rsid="002c7a1b" style:font-size-asian="12pt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fo:font-size="12pt" fo:language="en" fo:country="US" officeooo:rsid="002c7a1b" officeooo:paragraph-rsid="004e6854" style:font-size-asian="12pt" style:font-size-complex="12pt"/>
    </style:style>
    <style:style style:name="P43" style:family="paragraph" style:parent-style-name="Standard">
      <style:paragraph-properties fo:line-height="100%" fo:text-align="center" style:justify-single-word="false"/>
      <style:text-properties fo:font-size="12pt" fo:language="en" fo:country="US" officeooo:rsid="002c7a1b" officeooo:paragraph-rsid="002d1c8b" style:font-size-asian="12pt" style:font-size-complex="12pt"/>
    </style:style>
    <style:style style:name="P44" style:family="paragraph" style:parent-style-name="Standard">
      <style:paragraph-properties fo:line-height="200%" fo:text-align="center" style:justify-single-word="false"/>
      <style:text-properties fo:font-size="12pt" fo:language="en" fo:country="US" officeooo:rsid="002c7a1b" officeooo:paragraph-rsid="004e6854" style:font-size-asian="12pt" style:font-size-complex="12pt"/>
    </style:style>
    <style:style style:name="P45" style:family="paragraph" style:parent-style-name="Standard">
      <style:paragraph-properties fo:line-height="200%" fo:text-align="end" style:justify-single-word="false"/>
      <style:text-properties fo:font-size="12pt" fo:language="en" fo:country="US" officeooo:rsid="0034b235" officeooo:paragraph-rsid="0034b235" style:font-size-asian="12pt" style:font-size-complex="12pt"/>
    </style:style>
    <style:style style:name="P46" style:family="paragraph" style:parent-style-name="Standard">
      <style:paragraph-properties fo:line-height="200%" fo:text-align="end" style:justify-single-word="false"/>
      <style:text-properties fo:font-size="12pt" fo:language="en" fo:country="US" officeooo:rsid="00399c8f" officeooo:paragraph-rsid="00399c8f" style:font-size-asian="12pt" style:font-size-complex="12pt"/>
    </style:style>
    <style:style style:name="P47" style:family="paragraph" style:parent-style-name="Standard">
      <style:paragraph-properties fo:line-height="100%" fo:text-align="center" style:justify-single-word="false"/>
      <style:text-properties fo:font-size="12pt" fo:language="en" fo:country="US" officeooo:rsid="003c0e69" officeooo:paragraph-rsid="0041b891" style:font-size-asian="12pt" style:font-size-complex="12pt"/>
    </style:style>
    <style:style style:name="P48" style:family="paragraph" style:parent-style-name="Standard">
      <style:paragraph-properties fo:line-height="200%" fo:text-align="end" style:justify-single-word="false"/>
      <style:text-properties fo:font-size="12pt" fo:language="en" fo:country="US" officeooo:rsid="003c1652" officeooo:paragraph-rsid="003c1652" style:font-size-asian="12pt" style:font-size-complex="12pt"/>
    </style:style>
    <style:style style:name="P49" style:family="paragraph" style:parent-style-name="Standard">
      <style:paragraph-properties fo:line-height="200%" fo:text-align="end" style:justify-single-word="false"/>
      <style:text-properties fo:font-size="12pt" fo:language="en" fo:country="US" officeooo:rsid="003c1652" officeooo:paragraph-rsid="00484bc9" style:font-size-asian="12pt" style:font-size-complex="12pt"/>
    </style:style>
    <style:style style:name="P50" style:family="paragraph" style:parent-style-name="Standard">
      <style:paragraph-properties fo:line-height="200%" fo:text-align="end" style:justify-single-word="false"/>
      <style:text-properties fo:font-size="12pt" fo:language="en" fo:country="US" officeooo:rsid="003c1652" officeooo:paragraph-rsid="004fe3c0" style:font-size-asian="12pt" style:font-size-complex="12pt"/>
    </style:style>
    <style:style style:name="P51" style:family="paragraph" style:parent-style-name="Standard">
      <style:paragraph-properties fo:line-height="200%" fo:text-align="start" style:justify-single-word="false"/>
      <style:text-properties fo:font-size="12pt" fo:language="en" fo:country="US" officeooo:rsid="003f4f4c" officeooo:paragraph-rsid="003f4f4c" style:font-size-asian="12pt" style:font-size-complex="12pt"/>
    </style:style>
    <style:style style:name="P52" style:family="paragraph" style:parent-style-name="Standard">
      <style:paragraph-properties fo:line-height="200%" fo:text-align="start" style:justify-single-word="false"/>
      <style:text-properties fo:font-size="12pt" fo:language="en" fo:country="US" officeooo:rsid="003f4f4c" officeooo:paragraph-rsid="003fc63c" style:font-size-asian="12pt" style:font-size-complex="12pt"/>
    </style:style>
    <style:style style:name="P53" style:family="paragraph" style:parent-style-name="Standard">
      <style:paragraph-properties fo:line-height="200%" fo:text-align="start" style:justify-single-word="false"/>
      <style:text-properties fo:font-size="12pt" fo:language="en" fo:country="US" officeooo:rsid="003f4f4c" officeooo:paragraph-rsid="00454387" style:font-size-asian="12pt" style:font-size-complex="12pt"/>
    </style:style>
    <style:style style:name="P54" style:family="paragraph" style:parent-style-name="Standard">
      <style:paragraph-properties fo:line-height="200%" fo:text-align="start" style:justify-single-word="false"/>
      <style:text-properties fo:font-size="12pt" fo:language="en" fo:country="US" officeooo:rsid="003f4f4c" officeooo:paragraph-rsid="004852c9" style:font-size-asian="12pt" style:font-size-complex="12pt"/>
    </style:style>
    <style:style style:name="P55" style:family="paragraph" style:parent-style-name="Standard">
      <style:paragraph-properties fo:line-height="200%" fo:text-align="end" style:justify-single-word="false"/>
      <style:text-properties fo:font-size="12pt" fo:language="en" fo:country="US" officeooo:rsid="003fc63c" officeooo:paragraph-rsid="003fc63c" style:font-size-asian="12pt" style:font-size-complex="12pt"/>
    </style:style>
    <style:style style:name="P56" style:family="paragraph" style:parent-style-name="Standard">
      <style:paragraph-properties fo:line-height="200%" fo:text-align="end" style:justify-single-word="false"/>
      <style:text-properties fo:font-size="12pt" fo:language="en" fo:country="US" officeooo:rsid="003fc63c" officeooo:paragraph-rsid="00484bc9" style:font-size-asian="12pt" style:font-size-complex="12pt"/>
    </style:style>
    <style:style style:name="P57" style:family="paragraph" style:parent-style-name="Standard">
      <style:paragraph-properties fo:line-height="200%" fo:text-align="end" style:justify-single-word="false"/>
      <style:text-properties fo:font-size="12pt" fo:language="en" fo:country="US" officeooo:rsid="003fc63c" officeooo:paragraph-rsid="004fe3c0" style:font-size-asian="12pt" style:font-size-complex="12pt"/>
    </style:style>
    <style:style style:name="P58" style:family="paragraph" style:parent-style-name="Standard">
      <style:paragraph-properties fo:line-height="100%" fo:text-align="start" style:justify-single-word="false"/>
      <style:text-properties fo:font-size="12pt" fo:language="en" fo:country="US" officeooo:rsid="00409d73" officeooo:paragraph-rsid="00409d73" style:font-size-asian="12pt" style:font-size-complex="12pt"/>
    </style:style>
    <style:style style:name="P59" style:family="paragraph" style:parent-style-name="Standard">
      <style:paragraph-properties fo:line-height="100%" fo:text-align="start" style:justify-single-word="false"/>
      <style:text-properties fo:font-size="12pt" fo:language="en" fo:country="US" officeooo:rsid="00409d73" officeooo:paragraph-rsid="004732fb" style:font-size-asian="12pt" style:font-size-complex="12pt"/>
    </style:style>
    <style:style style:name="P60" style:family="paragraph" style:parent-style-name="Standard">
      <style:paragraph-properties fo:line-height="100%" fo:text-align="start" style:justify-single-word="false"/>
      <style:text-properties fo:font-size="12pt" fo:language="en" fo:country="US" officeooo:rsid="00409d73" officeooo:paragraph-rsid="004e0b20" style:font-size-asian="12pt" style:font-size-complex="12pt"/>
    </style:style>
    <style:style style:name="P61" style:family="paragraph" style:parent-style-name="Standard">
      <style:paragraph-properties fo:line-height="200%" fo:text-align="end" style:justify-single-word="false"/>
      <style:text-properties fo:font-size="12pt" fo:language="en" fo:country="US" officeooo:rsid="0041b891" officeooo:paragraph-rsid="0041b891" style:font-size-asian="12pt" style:font-size-complex="12pt"/>
    </style:style>
    <style:style style:name="P62" style:family="paragraph" style:parent-style-name="Standard">
      <style:paragraph-properties fo:line-height="200%" fo:text-align="end" style:justify-single-word="false"/>
      <style:text-properties fo:font-size="12pt" fo:language="en" fo:country="US" officeooo:rsid="0041b891" officeooo:paragraph-rsid="00484bc9" style:font-size-asian="12pt" style:font-size-complex="12pt"/>
    </style:style>
    <style:style style:name="P63" style:family="paragraph" style:parent-style-name="Standard">
      <style:paragraph-properties fo:line-height="100%" fo:text-align="center" style:justify-single-word="false"/>
      <style:text-properties fo:font-size="12pt" fo:language="en" fo:country="US" officeooo:rsid="004311b0" officeooo:paragraph-rsid="004311b0" style:font-size-asian="12pt" style:font-size-complex="12pt"/>
    </style:style>
    <style:style style:name="P64" style:family="paragraph" style:parent-style-name="Standard">
      <style:paragraph-properties fo:line-height="100%" fo:text-align="center" style:justify-single-word="false"/>
      <style:text-properties fo:font-size="12pt" fo:language="en" fo:country="US" officeooo:rsid="004311b0" officeooo:paragraph-rsid="004732fb" style:font-size-asian="12pt" style:font-size-complex="12pt"/>
    </style:style>
    <style:style style:name="P65" style:family="paragraph" style:parent-style-name="Standard">
      <style:paragraph-properties fo:line-height="200%" fo:text-align="end" style:justify-single-word="false"/>
      <style:text-properties fo:font-size="12pt" fo:language="en" fo:country="US" officeooo:rsid="004311b0" officeooo:paragraph-rsid="004311b0" style:font-size-asian="12pt" style:font-size-complex="12pt"/>
    </style:style>
    <style:style style:name="P66" style:family="paragraph" style:parent-style-name="Standard">
      <style:paragraph-properties fo:line-height="200%" fo:text-align="end" style:justify-single-word="false"/>
      <style:text-properties fo:font-size="12pt" fo:language="en" fo:country="US" officeooo:rsid="00454387" officeooo:paragraph-rsid="00454387" style:font-size-asian="12pt" style:font-size-complex="12pt"/>
    </style:style>
    <style:style style:name="P67" style:family="paragraph" style:parent-style-name="Standard">
      <style:paragraph-properties fo:line-height="200%" fo:text-align="end" style:justify-single-word="false"/>
      <style:text-properties fo:font-size="12pt" fo:language="en" fo:country="US" officeooo:rsid="004732fb" officeooo:paragraph-rsid="004732fb" style:font-size-asian="12pt" style:font-size-complex="12pt"/>
    </style:style>
    <style:style style:name="P68" style:family="paragraph" style:parent-style-name="Standard">
      <style:paragraph-properties fo:line-height="100%" fo:text-align="center" style:justify-single-word="false"/>
      <style:text-properties fo:font-size="12pt" fo:language="en" fo:country="US" officeooo:rsid="004732fb" officeooo:paragraph-rsid="004732fb" style:font-size-asian="12pt" style:font-size-complex="12pt"/>
    </style:style>
    <style:style style:name="P69" style:family="paragraph" style:parent-style-name="Standard">
      <style:paragraph-properties fo:line-height="200%" fo:text-align="start" style:justify-single-word="false"/>
      <style:text-properties fo:font-size="12pt" fo:language="en" fo:country="US" officeooo:rsid="004a2a51" officeooo:paragraph-rsid="004a2a51" style:font-size-asian="12pt" style:font-size-complex="12pt"/>
    </style:style>
    <style:style style:name="P70" style:family="paragraph" style:parent-style-name="Standard">
      <style:paragraph-properties fo:line-height="200%" fo:text-align="start" style:justify-single-word="false"/>
      <style:text-properties fo:font-size="12pt" fo:language="en" fo:country="US" officeooo:rsid="004c2988" officeooo:paragraph-rsid="004c2988" style:font-size-asian="12pt" style:font-size-complex="12pt"/>
    </style:style>
    <style:style style:name="P71" style:family="paragraph" style:parent-style-name="Standard">
      <style:paragraph-properties fo:line-height="200%" fo:text-align="center" style:justify-single-word="false"/>
      <style:text-properties fo:font-size="12pt" fo:language="en" fo:country="US" officeooo:rsid="004e6854" officeooo:paragraph-rsid="004e6854" style:font-size-asian="12pt" style:font-size-complex="12pt"/>
    </style:style>
    <style:style style:name="P72" style:family="paragraph" style:parent-style-name="Standard">
      <style:paragraph-properties fo:line-height="200%" fo:text-align="start" style:justify-single-word="false"/>
      <style:text-properties fo:font-size="12pt" fo:language="en" fo:country="US" officeooo:rsid="0051578d" officeooo:paragraph-rsid="0051578d" style:font-size-asian="12pt" style:font-size-complex="12pt"/>
    </style:style>
    <style:style style:name="P73" style:family="paragraph" style:parent-style-name="Standard">
      <style:paragraph-properties fo:line-height="200%" fo:text-align="start" style:justify-single-word="false"/>
      <style:text-properties fo:font-size="12pt" fo:language="en" fo:country="US" officeooo:rsid="00530dd4" officeooo:paragraph-rsid="00530dd4" style:font-size-asian="12pt" style:font-size-complex="12pt"/>
    </style:style>
    <style:style style:name="P74" style:family="paragraph" style:parent-style-name="Standard">
      <style:paragraph-properties fo:line-height="200%" fo:text-align="center" style:justify-single-word="false"/>
      <style:text-properties fo:font-size="12pt" fo:language="en" fo:country="US" officeooo:rsid="00530dd4" officeooo:paragraph-rsid="00530dd4" style:font-size-asian="12pt" style:font-size-complex="12pt"/>
    </style:style>
    <style:style style:name="P75" style:family="paragraph" style:parent-style-name="Standard">
      <style:paragraph-properties fo:line-height="200%" fo:text-align="center" style:justify-single-word="false"/>
      <style:text-properties fo:font-size="12pt" fo:language="en" fo:country="US" officeooo:rsid="005665a9" officeooo:paragraph-rsid="005665a9" style:font-size-asian="12pt" style:font-size-complex="12pt"/>
    </style:style>
    <style:style style:name="P76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1fdb86" officeooo:paragraph-rsid="001fdb86" style:font-size-asian="12pt" style:font-weight-asian="bold" style:font-size-complex="12pt" style:font-weight-complex="bold"/>
    </style:style>
    <style:style style:name="P77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1fdb86" officeooo:paragraph-rsid="0029fb79" style:font-size-asian="12pt" style:font-weight-asian="bold" style:font-size-complex="12pt" style:font-weight-complex="bold"/>
    </style:style>
    <style:style style:name="P78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1fdb86" officeooo:paragraph-rsid="0031315d" style:font-size-asian="12pt" style:font-weight-asian="bold" style:font-size-complex="12pt" style:font-weight-complex="bold"/>
    </style:style>
    <style:style style:name="P79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1fdb86" officeooo:paragraph-rsid="003dd67c" style:font-size-asian="12pt" style:font-weight-asian="bold" style:font-size-complex="12pt" style:font-weight-complex="bold"/>
    </style:style>
    <style:style style:name="P80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1fdb86" officeooo:paragraph-rsid="0045017e" style:font-size-asian="12pt" style:font-weight-asian="bold" style:font-size-complex="12pt" style:font-weight-complex="bold"/>
    </style:style>
    <style:style style:name="P81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1fdb86" officeooo:paragraph-rsid="00484bc9" style:font-size-asian="12pt" style:font-weight-asian="bold" style:font-size-complex="12pt" style:font-weight-complex="bold"/>
    </style:style>
    <style:style style:name="P82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1fdb86" officeooo:paragraph-rsid="004fe3c0" style:font-size-asian="12pt" style:font-weight-asian="bold" style:font-size-complex="12pt" style:font-weight-complex="bold"/>
    </style:style>
    <style:style style:name="P83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31315d" officeooo:paragraph-rsid="0031315d" style:font-size-asian="12pt" style:font-weight-asian="bold" style:font-size-complex="12pt" style:font-weight-complex="bold"/>
    </style:style>
    <style:style style:name="P84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31315d" officeooo:paragraph-rsid="003dd67c" style:font-size-asian="12pt" style:font-weight-asian="bold" style:font-size-complex="12pt" style:font-weight-complex="bold"/>
    </style:style>
    <style:style style:name="P85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31315d" officeooo:paragraph-rsid="0045017e" style:font-size-asian="12pt" style:font-weight-asian="bold" style:font-size-complex="12pt" style:font-weight-complex="bold"/>
    </style:style>
    <style:style style:name="P86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31315d" officeooo:paragraph-rsid="00484bc9" style:font-size-asian="12pt" style:font-weight-asian="bold" style:font-size-complex="12pt" style:font-weight-complex="bold"/>
    </style:style>
    <style:style style:name="P87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31315d" officeooo:paragraph-rsid="004fe3c0" style:font-size-asian="12pt" style:font-weight-asian="bold" style:font-size-complex="12pt" style:font-weight-complex="bold"/>
    </style:style>
    <style:style style:name="P88" style:family="paragraph" style:parent-style-name="Standard">
      <style:paragraph-properties fo:line-height="200%" fo:text-align="center" style:justify-single-word="false"/>
      <style:text-properties fo:font-size="12pt" fo:language="en" fo:country="US" fo:font-weight="bold" officeooo:rsid="005665a9" officeooo:paragraph-rsid="005665a9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end" style:justify-single-word="false" fo:break-before="column"/>
      <style:text-properties fo:font-size="12pt" fo:language="en" fo:country="US" officeooo:rsid="001e09d6" officeooo:paragraph-rsid="001e09d6" style:font-size-asian="12pt" style:font-size-complex="12pt"/>
    </style:style>
    <style:style style:name="P90" style:family="paragraph" style:parent-style-name="Standard">
      <style:paragraph-properties fo:text-align="end" style:justify-single-word="false" fo:break-before="column"/>
      <style:text-properties fo:font-size="12pt" fo:language="en" fo:country="US" officeooo:rsid="001e09d6" officeooo:paragraph-rsid="0029fb79" style:font-size-asian="12pt" style:font-size-complex="12pt"/>
    </style:style>
    <style:style style:name="P91" style:family="paragraph" style:parent-style-name="Standard">
      <style:paragraph-properties fo:line-height="200%" fo:text-align="center" style:justify-single-word="false" fo:break-before="column"/>
      <style:text-properties fo:font-size="12pt" fo:language="en" fo:country="US" officeooo:rsid="001fdb86" officeooo:paragraph-rsid="0029fb79" style:font-size-asian="12pt" style:font-size-complex="12pt"/>
    </style:style>
    <style:style style:name="P92" style:family="paragraph" style:parent-style-name="Standard">
      <style:paragraph-properties fo:line-height="200%" fo:text-align="center" style:justify-single-word="false" fo:break-before="column"/>
      <style:text-properties fo:font-size="12pt" fo:language="en" fo:country="US" officeooo:rsid="001fdb86" officeooo:paragraph-rsid="001fdb86" style:font-size-asian="12pt" style:font-size-complex="12pt"/>
    </style:style>
    <style:style style:name="P93" style:family="paragraph" style:parent-style-name="Standard">
      <style:paragraph-properties fo:line-height="200%" fo:text-align="end" style:justify-single-word="false" fo:break-before="column"/>
      <style:text-properties fo:font-size="12pt" fo:language="en" fo:country="US" officeooo:rsid="00284b51" officeooo:paragraph-rsid="002e628c" style:font-size-asian="12pt" style:font-size-complex="12pt"/>
    </style:style>
    <style:style style:name="P94" style:family="paragraph" style:parent-style-name="Standard">
      <style:paragraph-properties fo:line-height="200%" fo:text-align="center" style:justify-single-word="false" fo:break-before="column"/>
      <style:text-properties fo:font-size="12pt" fo:language="en" fo:country="US" officeooo:rsid="0031315d" officeooo:paragraph-rsid="0031315d" style:font-size-asian="12pt" style:font-size-complex="12pt"/>
    </style:style>
    <style:style style:name="P95" style:family="paragraph" style:parent-style-name="Standard">
      <style:paragraph-properties fo:line-height="200%" fo:text-align="end" style:justify-single-word="false" fo:break-before="column"/>
      <style:text-properties fo:font-size="12pt" fo:language="en" fo:country="US" officeooo:rsid="003c1652" officeooo:paragraph-rsid="003c1652" style:font-size-asian="12pt" style:font-size-complex="12pt"/>
    </style:style>
    <style:style style:name="P96" style:family="paragraph" style:parent-style-name="Standard">
      <style:paragraph-properties fo:line-height="200%" fo:text-align="end" style:justify-single-word="false" fo:break-before="column"/>
      <style:text-properties fo:font-size="12pt" fo:language="en" fo:country="US" officeooo:rsid="003c1652" officeooo:paragraph-rsid="00484bc9" style:font-size-asian="12pt" style:font-size-complex="12pt"/>
    </style:style>
    <style:style style:name="P97" style:family="paragraph" style:parent-style-name="Standard">
      <style:paragraph-properties fo:line-height="200%" fo:text-align="end" style:justify-single-word="false" fo:break-before="column"/>
      <style:text-properties fo:font-size="12pt" fo:language="en" fo:country="US" officeooo:rsid="003c1652" officeooo:paragraph-rsid="004fe3c0" style:font-size-asian="12pt" style:font-size-complex="12pt"/>
    </style:style>
    <style:style style:name="P98" style:family="paragraph" style:parent-style-name="Standard">
      <style:paragraph-properties fo:line-height="200%" fo:text-align="center" style:justify-single-word="false" fo:break-before="column"/>
      <style:text-properties fo:font-size="12pt" fo:language="en" fo:country="US" officeooo:rsid="003c1652" officeooo:paragraph-rsid="003c1652" style:font-size-asian="12pt" style:font-size-complex="12pt"/>
    </style:style>
    <style:style style:name="P99" style:family="paragraph" style:parent-style-name="Standard">
      <style:paragraph-properties fo:line-height="200%" fo:text-align="center" style:justify-single-word="false" fo:break-before="column"/>
      <style:text-properties fo:font-size="12pt" fo:language="en" fo:country="US" officeooo:rsid="003c1652" officeooo:paragraph-rsid="00484bc9" style:font-size-asian="12pt" style:font-size-complex="12pt"/>
    </style:style>
    <style:style style:name="P100" style:family="paragraph" style:parent-style-name="Standard">
      <style:paragraph-properties fo:line-height="200%" fo:text-align="center" style:justify-single-word="false" fo:break-before="column"/>
      <style:text-properties fo:font-size="12pt" fo:language="en" fo:country="US" officeooo:rsid="003c1652" officeooo:paragraph-rsid="004fe3c0" style:font-size-asian="12pt" style:font-size-complex="12pt"/>
    </style:style>
    <style:style style:name="P101" style:family="paragraph" style:parent-style-name="Standard">
      <style:paragraph-properties fo:line-height="200%" fo:text-align="end" style:justify-single-word="false" fo:break-before="column"/>
      <style:text-properties fo:font-size="12pt" fo:language="en" fo:country="US" officeooo:rsid="004311b0" officeooo:paragraph-rsid="004311b0" style:font-size-asian="12pt" style:font-size-complex="12pt"/>
    </style:style>
    <style:style style:name="P102" style:family="paragraph" style:parent-style-name="Standard">
      <style:paragraph-properties fo:line-height="200%" fo:text-align="center" style:justify-single-word="false" fo:break-before="column"/>
      <style:text-properties fo:font-size="12pt" fo:language="en" fo:country="US" officeooo:rsid="004311b0" officeooo:paragraph-rsid="004311b0" style:font-size-asian="12pt" style:font-size-complex="12pt"/>
    </style:style>
    <style:style style:name="P103" style:family="paragraph" style:parent-style-name="Standard">
      <style:paragraph-properties fo:line-height="200%" fo:text-align="end" style:justify-single-word="false" fo:break-before="column"/>
      <style:text-properties fo:font-size="12pt" fo:language="en" fo:country="US" officeooo:rsid="0025afd1" officeooo:paragraph-rsid="0025afd1" style:font-size-asian="12pt" style:font-size-complex="12pt"/>
    </style:style>
    <style:style style:name="P104" style:family="paragraph" style:parent-style-name="Standard">
      <style:paragraph-properties fo:line-height="200%" fo:text-align="end" style:justify-single-word="false" fo:break-before="page"/>
      <style:text-properties fo:font-size="12pt" fo:language="en" fo:country="US" officeooo:rsid="0025afd1" officeooo:paragraph-rsid="0025afd1" style:font-size-asian="12pt" style:font-size-complex="12pt"/>
    </style:style>
    <style:style style:name="P105" style:family="paragraph" style:parent-style-name="Standard" style:master-page-name="Standard">
      <style:paragraph-properties fo:line-height="200%" fo:text-align="end" style:justify-single-word="false" style:page-number="auto"/>
      <style:text-properties fo:font-size="12pt" fo:language="en" fo:country="US" officeooo:rsid="0025afd1" officeooo:paragraph-rsid="0029fb79" style:font-size-asian="12pt" style:font-size-complex="12pt"/>
    </style:style>
    <style:style style:name="P106" style:family="paragraph" style:parent-style-name="Standard" style:master-page-name="Standard">
      <style:paragraph-properties fo:line-height="200%" fo:text-align="end" style:justify-single-word="false" style:page-number="auto"/>
      <style:text-properties fo:font-size="12pt" fo:language="en" fo:country="US" officeooo:rsid="0025afd1" officeooo:paragraph-rsid="002e628c" style:font-size-asian="12pt" style:font-size-complex="12pt"/>
    </style:style>
    <style:style style:name="P107" style:family="paragraph" style:parent-style-name="Standard" style:master-page-name="Standard">
      <style:paragraph-properties fo:line-height="200%" fo:text-align="end" style:justify-single-word="false" style:page-number="auto"/>
      <style:text-properties fo:font-size="12pt" fo:language="en" fo:country="US" officeooo:rsid="003c1652" officeooo:paragraph-rsid="003c1652" style:font-size-asian="12pt" style:font-size-complex="12pt"/>
    </style:style>
    <style:style style:name="P108" style:family="paragraph" style:parent-style-name="Standard" style:master-page-name="Standard">
      <style:paragraph-properties fo:line-height="200%" fo:text-align="end" style:justify-single-word="false" style:page-number="auto"/>
      <style:text-properties fo:font-size="12pt" fo:language="en" fo:country="US" officeooo:rsid="003c1652" officeooo:paragraph-rsid="00484bc9" style:font-size-asian="12pt" style:font-size-complex="12pt"/>
    </style:style>
    <style:style style:name="P109" style:family="paragraph" style:parent-style-name="Standard" style:master-page-name="Standard">
      <style:paragraph-properties fo:line-height="200%" fo:text-align="end" style:justify-single-word="false" style:page-number="auto"/>
      <style:text-properties fo:font-size="12pt" fo:language="en" fo:country="US" officeooo:rsid="003c1652" officeooo:paragraph-rsid="004fe3c0" style:font-size-asian="12pt" style:font-size-complex="12pt"/>
    </style:style>
    <style:style style:name="P110" style:family="paragraph" style:parent-style-name="Standard" style:master-page-name="Standard">
      <style:paragraph-properties fo:line-height="200%" fo:text-align="end" style:justify-single-word="false" style:page-number="auto"/>
      <style:text-properties fo:font-size="12pt" fo:language="en" fo:country="US" officeooo:rsid="004311b0" officeooo:paragraph-rsid="004311b0" style:font-size-asian="12pt" style:font-size-complex="12pt"/>
    </style:style>
    <style:style style:name="P111" style:family="paragraph" style:parent-style-name="Standard">
      <style:paragraph-properties fo:line-height="200%" fo:text-align="center" style:justify-single-word="false"/>
      <style:text-properties fo:font-size="12pt" fo:language="en" fo:country="US" officeooo:rsid="005665a9" officeooo:paragraph-rsid="005665a9" style:font-size-asian="12pt" style:font-size-complex="12pt"/>
    </style:style>
    <style:style style:name="P112" style:family="paragraph" style:parent-style-name="Standard">
      <style:paragraph-properties fo:line-height="200%" fo:text-align="center" style:justify-single-word="false"/>
      <style:text-properties fo:font-size="12pt" fo:language="en" fo:country="US" officeooo:rsid="005bdf4f" officeooo:paragraph-rsid="005bdf4f" style:font-size-asian="12pt" style:font-size-complex="12pt"/>
    </style:style>
    <style:style style:name="P113" style:family="paragraph" style:parent-style-name="Standard">
      <style:paragraph-properties fo:line-height="200%" fo:text-align="center" style:justify-single-word="false" fo:break-before="column"/>
      <style:text-properties fo:font-size="12pt" fo:language="en" fo:country="US" officeooo:rsid="005665a9" officeooo:paragraph-rsid="005665a9" style:font-size-asian="12pt" style:font-size-complex="12pt"/>
    </style:style>
    <style:style style:name="T1" style:family="text">
      <style:text-properties officeooo:rsid="002194af"/>
    </style:style>
    <style:style style:name="T2" style:family="text">
      <style:text-properties officeooo:rsid="00223ed3"/>
    </style:style>
    <style:style style:name="T3" style:family="text">
      <style:text-properties officeooo:rsid="0023652e"/>
    </style:style>
    <style:style style:name="T4" style:family="text">
      <style:text-properties officeooo:rsid="00261259"/>
    </style:style>
    <style:style style:name="T5" style:family="text">
      <style:text-properties officeooo:rsid="00284b51"/>
    </style:style>
    <style:style style:name="T6" style:family="text">
      <style:text-properties officeooo:rsid="0029fb79"/>
    </style:style>
    <style:style style:name="T7" style:family="text">
      <style:text-properties officeooo:rsid="002d1e41"/>
    </style:style>
    <style:style style:name="T8" style:family="text">
      <style:text-properties officeooo:rsid="00333c80"/>
    </style:style>
    <style:style style:name="T9" style:family="text">
      <style:text-properties officeooo:rsid="00341324"/>
    </style:style>
    <style:style style:name="T10" style:family="text">
      <style:text-properties officeooo:rsid="00375379"/>
    </style:style>
    <style:style style:name="T11" style:family="text">
      <style:text-properties officeooo:rsid="00380b43"/>
    </style:style>
    <style:style style:name="T12" style:family="text">
      <style:text-properties officeooo:rsid="003b65fe"/>
    </style:style>
    <style:style style:name="T13" style:family="text">
      <style:text-properties officeooo:rsid="003c0e69"/>
    </style:style>
    <style:style style:name="T14" style:family="text">
      <style:text-properties officeooo:rsid="003dd67c"/>
    </style:style>
    <style:style style:name="T15" style:family="text">
      <style:text-properties officeooo:rsid="003fc63c"/>
    </style:style>
    <style:style style:name="T16" style:family="text">
      <style:text-properties officeooo:rsid="00409d73"/>
    </style:style>
    <style:style style:name="T17" style:family="text">
      <style:text-properties officeooo:rsid="0041b891"/>
    </style:style>
    <style:style style:name="T18" style:family="text">
      <style:text-properties officeooo:rsid="0045017e"/>
    </style:style>
    <style:style style:name="T19" style:family="text">
      <style:text-properties officeooo:rsid="00454387"/>
    </style:style>
    <style:style style:name="T20" style:family="text">
      <style:text-properties officeooo:rsid="00484bc9"/>
    </style:style>
    <style:style style:name="T21" style:family="text">
      <style:text-properties officeooo:rsid="004852c9"/>
    </style:style>
    <style:style style:name="T22" style:family="text">
      <style:text-properties officeooo:rsid="004a2a51"/>
    </style:style>
    <style:style style:name="T23" style:family="text">
      <style:text-properties officeooo:rsid="004c2988"/>
    </style:style>
    <style:style style:name="T24" style:family="text">
      <style:text-properties officeooo:rsid="004e0b20"/>
    </style:style>
    <style:style style:name="T25" style:family="text">
      <style:text-properties officeooo:rsid="004fe3c0"/>
    </style:style>
    <style:style style:name="T26" style:family="text">
      <style:text-properties officeooo:rsid="005801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3"/>
      <text:p text:style-name="P113"/>
      <text:p text:style-name="P75"/>
      <text:p text:style-name="P75"/>
      <text:p text:style-name="P75"/>
      <text:p text:style-name="P88">Change of legal name forms</text:p>
      <text:p text:style-name="P88">for use in the state of Oregon</text:p>
      <text:p text:style-name="P75"/>
      <text:p text:style-name="P75"/>
      <text:p text:style-name="P75">These forms are copyright © Alex Yst 2017,</text:p>
      <text:p text:style-name="P75">and are provided to you under the terms of the</text:p>
      <text:p text:style-name="P75">GNU General Public License version Three or later.</text:p>
      <text:p text:style-name="P75"/>
      <text:p text:style-name="P75"/>
      <text:p text:style-name="P112">These forms are distributed in the hope that they will be useful, but WITHOUT ANY WARRANTY; without even the implied warranty of MERCHANTABILITY or FITNESS FOR A PARTICULAR PURPOSE. See the GNU General Public License for more details.</text:p>
      <text:p text:style-name="P75"/>
      <text:p text:style-name="P75"/>
      <text:p text:style-name="P75">Distributing modified or verbatim copies of these documents requires attribution to &lt;https://y.st./&gt;, and requires your verbatim or modified copies to be released under the same license <text:span text:style-name="T26">as the originals</text:span>. As an exception to this, Alex Yst allows the removal of attribution and the license terms on copies submitted to the court for legal purposes.</text:p>
      <text:p text:style-name="P104"/>
      <text:p text:style-name="P1">0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8</text:p>
      <text:p text:style-name="P4">9</text:p>
      <text:p text:style-name="P4">10</text:p>
      <text:p text:style-name="P4">11</text:p>
      <text:p text:style-name="P4">12</text:p>
      <text:p text:style-name="P4">13</text:p>
      <text:p text:style-name="P4">14</text:p>
      <text:p text:style-name="P4">15</text:p>
      <text:p text:style-name="P4">16</text:p>
      <text:p text:style-name="P4">17</text:p>
      <text:p text:style-name="P4">18</text:p>
      <text:p text:style-name="P4">19</text:p>
      <text:p text:style-name="P4">20</text:p>
      <text:p text:style-name="P4">21</text:p>
      <text:p text:style-name="P4">22</text:p>
      <text:p text:style-name="P4">23</text:p>
      <text:p text:style-name="P4">24</text:p>
      <text:p text:style-name="P1">25</text:p>
      <text:p text:style-name="P7">26</text:p>
      <text:p text:style-name="P45">27</text:p>
      <text:p text:style-name="P89"/>
      <text:p text:style-name="P92"/>
      <text:p text:style-name="P76">IN THE CIRCUIT COURT OF THE STATE OF OREGON</text:p>
      <text:p text:style-name="P76">For ________________ County</text:p>
      <text:p text:style-name="P11">In the Matter of the <text:s text:c="10"/><text:span text:style-name="T9">)</text:span></text:p>
      <text:p text:style-name="P11">Change of Name of: <text:s text:c="12"/>)</text:p>
      <text:p text:style-name="P9"><text:s text:c="31"/>)</text:p>
      <text:p text:style-name="P11">______________________________ ) <text:s text:c="3"/>Case No. ________<text:span text:style-name="T9">_</text:span>_________</text:p>
      <text:p text:style-name="P9">Present Name <text:s text:c="6"/>Petitioner, )</text:p>
      <text:p text:style-name="P9"><text:s text:c="31"/>) <text:s text:c="3"/>PETITION FOR CHANGE OF NAME</text:p>
      <text:p text:style-name="P11"><text:s text:c="15"/>to <text:s text:c="13"/>)</text:p>
      <text:p text:style-name="P9">______________________________ )</text:p>
      <text:p text:style-name="P9">Proposed Name <text:s text:c="17"/>)</text:p>
      <text:p text:style-name="P9"/>
      <text:p text:style-name="P33"><text:tab/>Petition<text:span text:style-name="T4">e</text:span>r requests a decree changing petitioner's name as set forth in the title of this petition, and also requests a hearing be scheduled with the court, concerning the same Petition. This change is not requested for any purpose inconsistent with the public interest.</text:p>
      <text:p text:style-name="P18"><text:s text:c="32"/><text:span text:style-name="T9">_______________________________</text:span></text:p>
      <text:p text:style-name="P18"><text:s text:c="32"/><text:span text:style-name="T1">Petitioner's Signature</text:span></text:p>
      <text:p text:style-name="P18"/>
      <text:p text:style-name="P18"><text:s text:c="32"/><text:span text:style-name="T1">_______________________________</text:span></text:p>
      <text:p text:style-name="P18"><text:s text:c="32"/><text:span text:style-name="T1">Address</text:span></text:p>
      <text:p text:style-name="P18"/>
      <text:p text:style-name="P18"><text:s text:c="32"/><text:span text:style-name="T1">_______________________________</text:span></text:p>
      <text:p text:style-name="P18"><text:s text:c="32"/><text:span text:style-name="T1">City/State/Zip</text:span></text:p>
      <text:p text:style-name="P18"/>
      <text:p text:style-name="P18"><text:s text:c="32"/><text:span text:style-name="T5">_______________________________</text:span></text:p>
      <text:p text:style-name="P18"><text:s text:c="32"/><text:span text:style-name="T5">Email address</text:span></text:p>
      <text:p text:style-name="P18"/>
      <text:p text:style-name="P35">STATE OF OREGON, County of ________________ ss.</text:p>
      <text:p text:style-name="P35"/>
      <text:p text:style-name="P35">I, ________________, being first sworn on oath, do hereby declare that I am the Petitioner in this case. I have read this Petition, know its contents, and I believe it is true.</text:p>
      <text:p text:style-name="P35"/>
      <text:p text:style-name="P19"><text:s text:c="32"/><text:span text:style-name="T2">_______________________________</text:span></text:p>
      <text:p text:style-name="P19"><text:s text:c="32"/><text:span text:style-name="T2">Petitioner's Signature</text:span></text:p>
      <text:p text:style-name="P19"/>
      <text:p text:style-name="P19"/>
      <text:p text:style-name="P35">Subscribed and sworn to before me this ____ day of ________, 20____.</text:p>
      <text:p text:style-name="P35"/>
      <text:p text:style-name="P20"><text:s text:c="32"/><text:span text:style-name="T3">_______________________________</text:span></text:p>
      <text:p text:style-name="P20"><text:s text:c="32"/><text:span text:style-name="T3">Court Clerk/Notary Public</text:span></text:p>
      <text:p text:style-name="P20"/>
      <text:p text:style-name="P20"><text:s text:c="32"/><text:span text:style-name="T3">My commission expires: ________</text:span></text:p>
      <text:p text:style-name="P20"/>
      <text:p text:style-name="P36">Petition for <text:span text:style-name="T7">Change of Name</text:span> - 1</text:p>
      <text:p text:style-name="P105"/>
      <text:p text:style-name="P2">0</text:p>
      <text:p text:style-name="P5">1</text:p>
      <text:p text:style-name="P5">2</text:p>
      <text:p text:style-name="P5">3</text:p>
      <text:p text:style-name="P5">4</text:p>
      <text:p text:style-name="P5">5</text:p>
      <text:p text:style-name="P5">6</text:p>
      <text:p text:style-name="P5">7</text:p>
      <text:p text:style-name="P5">8</text:p>
      <text:p text:style-name="P5">9</text:p>
      <text:p text:style-name="P5">10</text:p>
      <text:p text:style-name="P5">11</text:p>
      <text:p text:style-name="P5">12</text:p>
      <text:p text:style-name="P5">13</text:p>
      <text:p text:style-name="P5">14</text:p>
      <text:p text:style-name="P5">15</text:p>
      <text:p text:style-name="P5">16</text:p>
      <text:p text:style-name="P5">17</text:p>
      <text:p text:style-name="P5">18</text:p>
      <text:p text:style-name="P5">19</text:p>
      <text:p text:style-name="P5">20</text:p>
      <text:p text:style-name="P5">21</text:p>
      <text:p text:style-name="P5">22</text:p>
      <text:p text:style-name="P5">23</text:p>
      <text:p text:style-name="P5">24</text:p>
      <text:p text:style-name="P2">25</text:p>
      <text:p text:style-name="P8">26</text:p>
      <text:p text:style-name="P46">27</text:p>
      <text:p text:style-name="P46">28</text:p>
      <text:p text:style-name="P90"/>
      <text:p text:style-name="P91"/>
      <text:p text:style-name="P77">IN THE CIRCUIT COURT OF THE STATE OF OREGON</text:p>
      <text:p text:style-name="P77">For ________________ County</text:p>
      <text:p text:style-name="P12">In the Matter of the <text:s text:c="10"/><text:span text:style-name="T9">)</text:span></text:p>
      <text:p text:style-name="P12">Change of Name of: <text:s text:c="12"/>)</text:p>
      <text:p text:style-name="P12"><text:s text:c="31"/>)</text:p>
      <text:p text:style-name="P12">______________________________ ) <text:s text:c="3"/>Case No. ________<text:span text:style-name="T9">_</text:span>_________</text:p>
      <text:p text:style-name="P12">Present Name <text:s text:c="6"/>Petitioner, )</text:p>
      <text:p text:style-name="P12"><text:s text:c="31"/>) <text:s text:c="3"/><text:span text:style-name="T10">ORDER TO GIVE NOTICE AND</text:span></text:p>
      <text:p text:style-name="P12"><text:s text:c="15"/>to <text:s text:c="13"/>) <text:s text:c="3"/><text:span text:style-name="T10">APPEAR AND SHOW CAUSE</text:span></text:p>
      <text:p text:style-name="P12">______________________________ )</text:p>
      <text:p text:style-name="P12">Proposed Name <text:s text:c="17"/>)</text:p>
      <text:p text:style-name="P12"/>
      <text:p text:style-name="P10"/>
      <text:p text:style-name="P21"/>
      <text:p text:style-name="P27"><text:tab/><text:span text:style-name="T6">Based upon the petition filed in this cause for a name change, it is hereby ORDERED:</text:span></text:p>
      <text:p text:style-name="P37"><text:tab/>A hearing on this matter shall be held on the ____ day of ________, 20____, at ____ o'clock __.m. in Room ____ of the ________________ County Courthouse, ________________, Oregon.</text:p>
      <text:p text:style-name="P37"><text:tab/>All persons having an interest in the name change requested in the petition shall appear at the hearing and/or file written objections prior to the hearing to show cause, if any exists, why petitioner’s request should not be granted.</text:p>
      <text:p text:style-name="P37"><text:tab/>Public notice of this petition and terms of this order shall be posted in a public place in this county for a period of at least 14 days prior to the hearing.</text:p>
      <text:p text:style-name="P38"><text:s text:c="6"/>Dated: ________________. <text:s/><text:span text:style-name="T11">_______________________________</text:span></text:p>
      <text:p text:style-name="P38"><text:s text:c="32"/>Judge</text:p>
      <text:p text:style-name="P38"><text:s text:c="32"/><text:span text:style-name="T11">___________</text:span>____________________</text:p>
      <text:p text:style-name="P39"><text:s text:c="32"/>(Print Judge's Name)</text:p>
      <text:p text:style-name="P40">Submitted by:</text:p>
      <text:p text:style-name="P41"/>
      <text:p text:style-name="P41">_______________________________</text:p>
      <text:p text:style-name="P41">Petitioner</text:p>
      <text:p text:style-name="P41">_______________________________</text:p>
      <text:p text:style-name="P41">Address</text:p>
      <text:p text:style-name="P41">_______________________________</text:p>
      <text:p text:style-name="P41">City/State/Zip</text:p>
      <text:p text:style-name="P41">_______________________________</text:p>
      <text:p text:style-name="P41">Email address</text:p>
      <text:p text:style-name="P41"/>
      <text:p text:style-name="P43"/>
      <text:p text:style-name="P43">Order to Give Notice and Appear and Show Cause - 1</text:p>
      <text:p text:style-name="P106"/>
      <text:p text:style-name="P3">0</text:p>
      <text:p text:style-name="P6">1</text:p>
      <text:p text:style-name="P6">2</text:p>
      <text:p text:style-name="P6">3</text:p>
      <text:p text:style-name="P6">4</text:p>
      <text:p text:style-name="P6">5</text:p>
      <text:p text:style-name="P6">6</text:p>
      <text:p text:style-name="P6">7</text:p>
      <text:p text:style-name="P6">8</text:p>
      <text:p text:style-name="P6">9</text:p>
      <text:p text:style-name="P6">10</text:p>
      <text:p text:style-name="P6">11</text:p>
      <text:p text:style-name="P6">12</text:p>
      <text:p text:style-name="P6">13</text:p>
      <text:p text:style-name="P6">14</text:p>
      <text:p text:style-name="P6">15</text:p>
      <text:p text:style-name="P6">16</text:p>
      <text:p text:style-name="P6">17</text:p>
      <text:p text:style-name="P6">18</text:p>
      <text:p text:style-name="P6">19</text:p>
      <text:p text:style-name="P6">20</text:p>
      <text:p text:style-name="P6">21</text:p>
      <text:p text:style-name="P6">22</text:p>
      <text:p text:style-name="P6">23</text:p>
      <text:p text:style-name="P6">24</text:p>
      <text:p text:style-name="P3">25</text:p>
      <text:p text:style-name="P93"/>
      <text:p text:style-name="P94"/>
      <text:p text:style-name="P83">IN THE CIRCUIT COURT OF THE STATE OF OREGON</text:p>
      <text:p text:style-name="P78">For ________________ County</text:p>
      <text:p text:style-name="P13">In the Matter of the <text:s text:c="10"/><text:span text:style-name="T9">)</text:span></text:p>
      <text:p text:style-name="P13">Change of Name of: <text:s text:c="12"/>)</text:p>
      <text:p text:style-name="P13"><text:s text:c="31"/>)</text:p>
      <text:p text:style-name="P13">______________________________ ) <text:s text:c="3"/>Case No. ________<text:span text:style-name="T9">_</text:span>_________</text:p>
      <text:p text:style-name="P13">Present Name <text:s text:c="6"/>Petitioner, )</text:p>
      <text:p text:style-name="P13"><text:s text:c="31"/>) <text:s text:c="3"/><text:span text:style-name="T12">NOTICE OF CHANGE OF NAME</text:span></text:p>
      <text:p text:style-name="P13"><text:s text:c="15"/>to <text:s text:c="13"/>) <text:s text:c="3"/><text:span text:style-name="T12">HEARING</text:span></text:p>
      <text:p text:style-name="P13">______________________________ )</text:p>
      <text:p text:style-name="P13">Proposed Name <text:s text:c="17"/>)</text:p>
      <text:p text:style-name="P13"/>
      <text:p text:style-name="P34"/>
      <text:p text:style-name="P28"><text:tab/><text:span text:style-name="T8">Based upon the Petition filed in this cause, this Court will consider the name change request of Petitioner, as set forth above, on the ____ day of ________, 20____, at ____ o’clock __.m. in Room ________ of the ________________ County Courthouse, ________________ at which time the objections of interested persons, if any, will be heard.</text:span></text:p>
      <text:p text:style-name="P28"><text:tab/><text:span text:style-name="T8">This written notice of the time, place and subject of this hearing shall be posted in a public place located in this county for a period of at least ____ days preceding the hearing, and proof of that posting shall be filed herein. Dated this ____ day of ________, 20____.</text:span></text:p>
      <text:p text:style-name="P22"><text:s text:c="32"/><text:span text:style-name="T9">_______________________________</text:span></text:p>
      <text:p text:style-name="P22"><text:s text:c="32"/><text:span text:style-name="T13">Signature of Petitioner</text:span></text:p>
      <text:p text:style-name="P22"/>
      <text:p text:style-name="P22"><text:s text:c="32"/><text:span text:style-name="T1">_______________________________</text:span></text:p>
      <text:p text:style-name="P22"><text:s text:c="32"/><text:span text:style-name="T1">Address</text:span></text:p>
      <text:p text:style-name="P22"/>
      <text:p text:style-name="P22"><text:s text:c="32"/><text:span text:style-name="T1">_______________________________</text:span></text:p>
      <text:p text:style-name="P22"><text:s text:c="32"/><text:span text:style-name="T1">City/State/Zip</text:span></text:p>
      <text:p text:style-name="P22"/>
      <text:p text:style-name="P22"><text:s text:c="32"/><text:span text:style-name="T5">_______________________________</text:span></text:p>
      <text:p text:style-name="P22"><text:s text:c="32"/><text:span text:style-name="T5">Email address</text:span></text:p>
      <text:p text:style-name="P22"/>
      <text:p text:style-name="P47"><text:span text:style-name="T17">Notice of Change of Name Hearing</text:span> - 1</text:p>
      <text:p text:style-name="P107"/>
      <text:p text:style-name="P48">0</text:p>
      <text:p text:style-name="P48">1</text:p>
      <text:p text:style-name="P48">2</text:p>
      <text:p text:style-name="P48">3</text:p>
      <text:p text:style-name="P48">4</text:p>
      <text:p text:style-name="P48">5</text:p>
      <text:p text:style-name="P48">6</text:p>
      <text:p text:style-name="P48">7</text:p>
      <text:p text:style-name="P48">8</text:p>
      <text:p text:style-name="P48">9</text:p>
      <text:p text:style-name="P48">10</text:p>
      <text:p text:style-name="P55">11</text:p>
      <text:p text:style-name="P55">12</text:p>
      <text:p text:style-name="P55">13</text:p>
      <text:p text:style-name="P55">14</text:p>
      <text:p text:style-name="P55">15</text:p>
      <text:p text:style-name="P55">16</text:p>
      <text:p text:style-name="P55">17</text:p>
      <text:p text:style-name="P55">18</text:p>
      <text:p text:style-name="P55">19</text:p>
      <text:p text:style-name="P55">20</text:p>
      <text:p text:style-name="P61">21</text:p>
      <text:p text:style-name="P61">22</text:p>
      <text:p text:style-name="P66">23</text:p>
      <text:p text:style-name="P95"/>
      <text:p text:style-name="P98"/>
      <text:p text:style-name="P84">IN THE CIRCUIT COURT OF THE STATE OF OREGON</text:p>
      <text:p text:style-name="P79">For ________________ County</text:p>
      <text:p text:style-name="P14">In the Matter of the <text:s text:c="10"/><text:span text:style-name="T9">)</text:span></text:p>
      <text:p text:style-name="P14">Change of Name of: <text:s text:c="12"/>)</text:p>
      <text:p text:style-name="P14"><text:s text:c="31"/>)</text:p>
      <text:p text:style-name="P14">______________________________ ) <text:s text:c="3"/>Case No. ________<text:span text:style-name="T9">_</text:span>_________</text:p>
      <text:p text:style-name="P14">Present Name <text:s text:c="6"/>Petitioner, )</text:p>
      <text:p text:style-name="P14"><text:s text:c="31"/>) <text:s text:c="3"/><text:span text:style-name="T14">DECLARATION RE PROOF OF</text:span></text:p>
      <text:p text:style-name="P14"><text:s text:c="15"/>to <text:s text:c="13"/>) <text:s text:c="3"/><text:span text:style-name="T14">POSTING NOTICE OF HEARING</text:span></text:p>
      <text:p text:style-name="P14">______________________________ )</text:p>
      <text:p text:style-name="P29">Proposed Name <text:s text:c="17"/>)</text:p>
      <text:p text:style-name="P51">STATE OF OREGON, County of ________________ ss.</text:p>
      <text:p text:style-name="P52"><text:tab/><text:span text:style-name="T15">I, ________________, being first duly sworn, do hereby declare that, in accordance with law, a written notice stating the time, day, place and subject of the hearing ordered in this matter was posted by me in a public place, namely _____________ ___________________ in ________________, Oregon, and remained posted there for at least ____ days beginning, ________________ and ending ________________. A copy of the notice so posted is attached.</text:span></text:p>
      <text:p text:style-name="P23"><text:s text:c="32"/><text:span text:style-name="T9">_______________________________</text:span></text:p>
      <text:p text:style-name="P23"><text:s text:c="32"/><text:span text:style-name="T13">Signature of Petitioner</text:span></text:p>
      <text:p text:style-name="P23"/>
      <text:p text:style-name="P23"><text:s text:c="32"/><text:span text:style-name="T16">_______________________________</text:span></text:p>
      <text:p text:style-name="P23"><text:s text:c="32"/><text:span text:style-name="T16">(Print or Type Name)</text:span></text:p>
      <text:p text:style-name="P23"/>
      <text:p text:style-name="P58">Subscribed and sworn to me this ____ day of ________, 20____.</text:p>
      <text:p text:style-name="P58"/>
      <text:p text:style-name="P58"><text:s text:c="32"/><text:span text:style-name="T19">_______________________________</text:span></text:p>
      <text:p text:style-name="P24"><text:s text:c="32"/><text:span text:style-name="T3">Court Clerk/Notary Public</text:span></text:p>
      <text:p text:style-name="P24"/>
      <text:p text:style-name="P24"><text:s text:c="32"/><text:span text:style-name="T3">My commission expires: ________</text:span></text:p>
      <text:p text:style-name="P24"/>
      <text:p text:style-name="P63"/>
      <text:p text:style-name="P63">Declaration re Proof of Posting Notice of Hearing - 1</text:p>
      <text:p text:style-name="P110"/>
      <text:p text:style-name="P65">0</text:p>
      <text:p text:style-name="P65">1</text:p>
      <text:p text:style-name="P65">2</text:p>
      <text:p text:style-name="P65">3</text:p>
      <text:p text:style-name="P65">4</text:p>
      <text:p text:style-name="P65">5</text:p>
      <text:p text:style-name="P65">6</text:p>
      <text:p text:style-name="P65">7</text:p>
      <text:p text:style-name="P65">8</text:p>
      <text:p text:style-name="P65">9</text:p>
      <text:p text:style-name="P65">10</text:p>
      <text:p text:style-name="P65">11</text:p>
      <text:p text:style-name="P65">12</text:p>
      <text:p text:style-name="P65">13</text:p>
      <text:p text:style-name="P65">14</text:p>
      <text:p text:style-name="P65">15</text:p>
      <text:p text:style-name="P65">16</text:p>
      <text:p text:style-name="P65">17</text:p>
      <text:p text:style-name="P65">18</text:p>
      <text:p text:style-name="P65">19</text:p>
      <text:p text:style-name="P65">20</text:p>
      <text:p text:style-name="P67">21</text:p>
      <text:p text:style-name="P67">22</text:p>
      <text:p text:style-name="P101"/>
      <text:p text:style-name="P102"/>
      <text:p text:style-name="P85">IN THE CIRCUIT COURT OF THE STATE OF OREGON</text:p>
      <text:p text:style-name="P80">For ________________ County</text:p>
      <text:p text:style-name="P15">In the Matter of the <text:s text:c="10"/><text:span text:style-name="T9">)</text:span></text:p>
      <text:p text:style-name="P15">Change of Name of: <text:s text:c="12"/>)</text:p>
      <text:p text:style-name="P15"><text:s text:c="31"/>)</text:p>
      <text:p text:style-name="P15">______________________________ ) <text:s text:c="3"/>Case No. ________<text:span text:style-name="T9">_</text:span>_________</text:p>
      <text:p text:style-name="P15">Present Name <text:s text:c="6"/>Petitioner, )</text:p>
      <text:p text:style-name="P15"><text:s text:c="31"/>) <text:s text:c="3"/><text:span text:style-name="T14">DECLARATION RE PROOF OF</text:span></text:p>
      <text:p text:style-name="P15"><text:s text:c="15"/>to <text:s text:c="13"/>) <text:s text:c="3"/><text:span text:style-name="T14">POSTING NOTICE OF NAME</text:span></text:p>
      <text:p text:style-name="P15">______________________________ ) <text:s text:c="3"/><text:span text:style-name="T18">CHANGE</text:span></text:p>
      <text:p text:style-name="P30">Proposed Name <text:s text:c="17"/>)</text:p>
      <text:p text:style-name="P53">STATE OF OREGON, County of ________________ ss.</text:p>
      <text:p text:style-name="P53"><text:tab/><text:span text:style-name="T15">I, ________________, being first duly sworn, do hereby declare that, in accordance with law, a written Notice of General Judgment of Name Change was posted by me in a public place, namely ________________________________ in ________________, Oregon, and remained posted there for at least ____ days beginning, ________________ and ending ________________. A copy of the notice so posted is attached.</text:span></text:p>
      <text:p text:style-name="P25"><text:s text:c="32"/><text:span text:style-name="T9">_______________________________</text:span></text:p>
      <text:p text:style-name="P25"><text:s text:c="32"/><text:span text:style-name="T13">Signature of Petitioner</text:span></text:p>
      <text:p text:style-name="P25"/>
      <text:p text:style-name="P25"><text:s text:c="32"/><text:span text:style-name="T16">_______________________________</text:span></text:p>
      <text:p text:style-name="P25"><text:s text:c="32"/><text:span text:style-name="T16">(Print or Type Name)</text:span></text:p>
      <text:p text:style-name="P25"/>
      <text:p text:style-name="P59">Subscribed and sworn to me this ____ day of ________, 20____.</text:p>
      <text:p text:style-name="P59"/>
      <text:p text:style-name="P59"><text:s text:c="32"/><text:span text:style-name="T19">_______________________________</text:span></text:p>
      <text:p text:style-name="P25"><text:s text:c="32"/><text:span text:style-name="T3">Court Clerk/Notary Public</text:span></text:p>
      <text:p text:style-name="P25"/>
      <text:p text:style-name="P25"><text:s text:c="32"/><text:span text:style-name="T3">My commission expires: ________</text:span></text:p>
      <text:p text:style-name="P25"/>
      <text:p text:style-name="P64"/>
      <text:p text:style-name="P68">Declaration re Proof of Posting Notice of Name Change - 1</text:p>
      <text:p text:style-name="P108"/>
      <text:p text:style-name="P49">0</text:p>
      <text:p text:style-name="P49">1</text:p>
      <text:p text:style-name="P49">2</text:p>
      <text:p text:style-name="P49">3</text:p>
      <text:p text:style-name="P49">4</text:p>
      <text:p text:style-name="P49">5</text:p>
      <text:p text:style-name="P49">6</text:p>
      <text:p text:style-name="P49">7</text:p>
      <text:p text:style-name="P49">8</text:p>
      <text:p text:style-name="P49">9</text:p>
      <text:p text:style-name="P49">10</text:p>
      <text:p text:style-name="P56">11</text:p>
      <text:p text:style-name="P56">12</text:p>
      <text:p text:style-name="P56">13</text:p>
      <text:p text:style-name="P56">14</text:p>
      <text:p text:style-name="P56">15</text:p>
      <text:p text:style-name="P56">16</text:p>
      <text:p text:style-name="P56">17</text:p>
      <text:p text:style-name="P56">18</text:p>
      <text:p text:style-name="P56">19</text:p>
      <text:p text:style-name="P56">20</text:p>
      <text:p text:style-name="P62">21</text:p>
      <text:p text:style-name="P96"/>
      <text:p text:style-name="P99"/>
      <text:p text:style-name="P86">IN THE CIRCUIT COURT OF THE STATE OF OREGON</text:p>
      <text:p text:style-name="P81">For ________________ County</text:p>
      <text:p text:style-name="P16">In the Matter of the <text:s text:c="10"/><text:span text:style-name="T9">)</text:span></text:p>
      <text:p text:style-name="P16">Change of Name of: <text:s text:c="12"/>)</text:p>
      <text:p text:style-name="P16"><text:s text:c="31"/>)</text:p>
      <text:p text:style-name="P16">______________________________ ) <text:s text:c="3"/>Case No. ________<text:span text:style-name="T9">_</text:span>_________</text:p>
      <text:p text:style-name="P16">Present Name <text:s text:c="6"/>Petitioner, )</text:p>
      <text:p text:style-name="P16"><text:s text:c="31"/>) <text:s text:c="3"/><text:span text:style-name="T20">GENERAL JUDGMENT OF CHANGE</text:span></text:p>
      <text:p text:style-name="P16"><text:s text:c="15"/>to <text:s text:c="13"/>) <text:s text:c="3"/><text:span text:style-name="T20">OF NAME AND ORDER TO POST</text:span></text:p>
      <text:p text:style-name="P16">______________________________ )</text:p>
      <text:p text:style-name="P31">Proposed Name <text:s text:c="17"/>)</text:p>
      <text:p text:style-name="P54"><text:tab/><text:span text:style-name="T21">THE COURT is satisfied that Petitioner's request for a name change, as set forth above, should be granted.</text:span></text:p>
      <text:p text:style-name="P54"><text:tab/><text:span text:style-name="T22">IT IS HEREBY ORDERED AND ADJUDGED THAT:</text:span></text:p>
      <text:p text:style-name="P69">The name of ________________________________ is hereby changed to ________________________________. Notice of this Name Change <text:span text:style-name="T23">shall be posted in a public place for at least ____ days.</text:span></text:p>
      <text:p text:style-name="P70">DATED this ____ day of ________, 20____.</text:p>
      <text:p text:style-name="P60"><text:s text:c="32"/><text:span text:style-name="T19">_______________________________</text:span></text:p>
      <text:p text:style-name="P60"><text:s text:c="58"/><text:span text:style-name="T24">Judge</text:span></text:p>
      <text:p text:style-name="P42">Submitted by:</text:p>
      <text:p text:style-name="P42"/>
      <text:p text:style-name="P42">_______________________________</text:p>
      <text:p text:style-name="P42">Petitioner</text:p>
      <text:p text:style-name="P42">_______________________________</text:p>
      <text:p text:style-name="P42">Address</text:p>
      <text:p text:style-name="P42">_______________________________</text:p>
      <text:p text:style-name="P42">City/State/Zip</text:p>
      <text:p text:style-name="P42">_______________________________</text:p>
      <text:p text:style-name="P42">Email address</text:p>
      <text:p text:style-name="P44"/>
      <text:p text:style-name="P71">General Judgment of Change of Name and Order to Post - 1</text:p>
      <text:p text:style-name="P109"/>
      <text:p text:style-name="P50">0</text:p>
      <text:p text:style-name="P50">1</text:p>
      <text:p text:style-name="P50">2</text:p>
      <text:p text:style-name="P50">3</text:p>
      <text:p text:style-name="P50">4</text:p>
      <text:p text:style-name="P50">5</text:p>
      <text:p text:style-name="P50">6</text:p>
      <text:p text:style-name="P50">7</text:p>
      <text:p text:style-name="P50">8</text:p>
      <text:p text:style-name="P50">9</text:p>
      <text:p text:style-name="P50">10</text:p>
      <text:p text:style-name="P57">11</text:p>
      <text:p text:style-name="P57">12</text:p>
      <text:p text:style-name="P57">13</text:p>
      <text:p text:style-name="P57">14</text:p>
      <text:p text:style-name="P57">15</text:p>
      <text:p text:style-name="P57">16</text:p>
      <text:p text:style-name="P57">17</text:p>
      <text:p text:style-name="P57">18</text:p>
      <text:p text:style-name="P57">19</text:p>
      <text:p text:style-name="P97"/>
      <text:p text:style-name="P100"/>
      <text:p text:style-name="P87">IN THE CIRCUIT COURT OF THE STATE OF OREGON</text:p>
      <text:p text:style-name="P82">For ________________ County</text:p>
      <text:p text:style-name="P17">In the Matter of the <text:s text:c="10"/><text:span text:style-name="T9">)</text:span></text:p>
      <text:p text:style-name="P17">Change of Name of: <text:s text:c="12"/>)</text:p>
      <text:p text:style-name="P17"><text:s text:c="31"/>)</text:p>
      <text:p text:style-name="P17">______________________________ ) <text:s text:c="3"/>Case No. ________<text:span text:style-name="T9">_</text:span>_________</text:p>
      <text:p text:style-name="P17">Present Name <text:s text:c="6"/>Petitioner, )</text:p>
      <text:p text:style-name="P17"><text:s text:c="31"/>) <text:s text:c="3"/><text:span text:style-name="T25">NOTIC OF CHANGE OF NAME</text:span></text:p>
      <text:p text:style-name="P17"><text:s text:c="15"/>to <text:s text:c="13"/>) <text:s text:c="3"/><text:span text:style-name="T25">JUDGMENT</text:span></text:p>
      <text:p text:style-name="P17">______________________________ )</text:p>
      <text:p text:style-name="P32">Proposed Name <text:s text:c="17"/>)</text:p>
      <text:p text:style-name="P72"><text:tab/>TO ALL INTERESTED PERSONS:</text:p>
      <text:p text:style-name="P72"><text:tab/>This notice is posted to advise all persons that a General Judgment was signed in this case on ________________, 20____, changing the Petitioner's name as set forth in the title of this instrument.</text:p>
      <text:p text:style-name="P26"><text:s text:c="32"/><text:span text:style-name="T9">_______________________________</text:span></text:p>
      <text:p text:style-name="P26"><text:s text:c="32"/><text:span text:style-name="T13">Signature of Petitioner</text:span></text:p>
      <text:p text:style-name="P26"/>
      <text:p text:style-name="P26"><text:s text:c="32"/><text:span text:style-name="T1">_______________________________</text:span></text:p>
      <text:p text:style-name="P26"><text:s text:c="32"/><text:span text:style-name="T1">Address</text:span></text:p>
      <text:p text:style-name="P26"/>
      <text:p text:style-name="P26"><text:s text:c="32"/><text:span text:style-name="T1">_______________________________</text:span></text:p>
      <text:p text:style-name="P26"><text:s text:c="32"/><text:span text:style-name="T1">City/State/Zip</text:span></text:p>
      <text:p text:style-name="P26"/>
      <text:p text:style-name="P26"><text:s text:c="32"/><text:span text:style-name="T5">_______________________________</text:span></text:p>
      <text:p text:style-name="P26"><text:s text:c="32"/><text:span text:style-name="T5">Email address</text:span></text:p>
      <text:p text:style-name="P26"/>
      <text:p text:style-name="P73">Date of Posting: ________________</text:p>
      <text:p text:style-name="P74">Notice of Change of Name Judgement -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Mono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Mono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Mono" fo:font-family="FreeMono" style:font-family-generic="modern" style:font-pitch="fixed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FreeMono" fo:font-family="FreeMono" style:font-family-generic="modern" style:font-pitch="fixed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Mono" fo:font-family="FreeMono" style:font-family-generic="modern" style:font-pitch="fixed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Mono" fo:font-family="FreeMono" style:font-family-generic="modern" style:font-pitch="fixed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none" fo:border-right="0.06pt solid #000000" fo:padding="0.049cm" style:shadow="none" style:writing-mode="lr-tb" style:footnote-max-height="0cm">
        <style:columns fo:column-count="3">
          <style:column-sep style:width="0.009cm" style:color="#000000" style:height="100%" style:style="solid"/>
          <style:column style:rel-width="340*" fo:start-indent="0cm" fo:end-indent="0cm"/>
          <style:column style:rel-width="57*" fo:start-indent="0cm" fo:end-indent="0cm"/>
          <style:column style:rel-width="9213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4:13:42.729752317</meta:creation-date>
    <dc:date>2017-11-04T13:25:57.961037494</dc:date>
    <meta:editing-duration>P1DT10H32M43S</meta:editing-duration>
    <meta:editing-cycles>58</meta:editing-cycles>
    <meta:generator>LibreOffice/5.2.7.2$Linux_X86_64 LibreOffice_project/20m0$Build-2</meta:generator>
    <meta:document-statistic meta:table-count="0" meta:image-count="0" meta:object-count="0" meta:page-count="8" meta:paragraph-count="353" meta:word-count="1395" meta:character-count="11099" meta:non-whitespace-character-count="7467"/>
  </office:meta>
</office:document-meta>
</file>